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137568639332E0A23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24b" officeooo:paragraph-rsid="001fa2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.59cm" svg:height="7.997cm" draw:z-index="0"><draw:image xlink:href="Pictures/10000201000002AC00000137568639332E0A23C6.png" xlink:type="simple" xlink:show="embed" xlink:actuate="onLoad" loext:mime-type="image/png"/></draw:frame>Pg 4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52:15.815146674</meta:creation-date>
    <dc:date>2020-08-12T09:53:25.166285248</dc:date>
    <meta:editing-duration>PT1M9S</meta:editing-duration>
    <meta:editing-cycles>4</meta:editing-cycles>
    <meta:generator>LibreOffice/6.4.4.2$Linux_X86_64 LibreOffice_project/40$Build-2</meta:generator>
    <meta:document-statistic meta:table-count="0" meta:image-count="1" meta:object-count="0" meta:page-count="1" meta:paragraph-count="1" meta:word-count="2" meta:character-count="5" meta:non-whitespace-character-count="4"/>
  </office:meta>
</office:document-meta>
</file>